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er" style:master-page-name="MP0" style:family="paragraph">
      <style:paragraph-properties fo:break-before="page" fo:text-align="end"/>
    </style:style>
    <style:style style:name="P3" style:parent-style-name="Standard" style:family="paragraph">
      <style:paragraph-properties fo:line-height="200%"/>
    </style:style>
    <style:style style:name="T4" style:parent-style-name="DefaultParagraphFont" style:family="text">
      <style:text-properties fo:font-style="italic" style:font-style-asian="italic" style:font-style-complex="italic"/>
    </style:style>
    <style:style style:name="P5" style:parent-style-name="Standard" style:family="paragraph">
      <style:paragraph-properties fo:line-height="200%"/>
    </style:style>
    <style:style style:name="P6" style:parent-style-name="Standard" style:family="paragraph">
      <style:paragraph-properties fo:line-height="200%"/>
    </style:style>
    <style:style style:name="P7" style:parent-style-name="Standard" style:family="paragraph">
      <style:paragraph-properties fo:line-height="200%"/>
    </style:style>
    <style:style style:name="T8" style:parent-style-name="DefaultParagraphFont" style:family="text">
      <style:text-properties fo:font-style="italic" style:font-style-asian="italic" style:font-style-complex="italic"/>
    </style:style>
    <style:style style:name="P9" style:parent-style-name="Standard" style:family="paragraph">
      <style:paragraph-properties fo:line-height="200%"/>
    </style:style>
    <style:style style:name="T10" style:parent-style-name="DefaultParagraphFont" style:family="text">
      <style:text-properties fo:font-style="italic" style:font-style-asian="italic" style:font-style-complex="italic"/>
    </style:style>
    <style:style style:name="P11" style:parent-style-name="Standard" style:family="paragraph">
      <style:paragraph-properties fo:line-height="200%"/>
    </style:style>
    <style:style style:name="P12" style:parent-style-name="Standard" style:family="paragraph">
      <style:paragraph-properties fo:line-height="200%"/>
    </style:style>
    <style:style style:name="P13" style:parent-style-name="Standard" style:family="paragraph">
      <style:paragraph-properties fo:line-height="200%"/>
    </style:style>
    <style:style style:name="P14" style:parent-style-name="Standard" style:family="paragraph">
      <style:paragraph-properties fo:line-height="200%"/>
    </style:style>
    <style:style style:name="P15" style:parent-style-name="Standard" style:family="paragraph">
      <style:paragraph-properties fo:line-height="200%"/>
    </style:style>
    <style:style style:name="P16" style:parent-style-name="Standard" style:family="paragraph">
      <style:paragraph-properties fo:line-height="200%"/>
    </style:style>
  </office:automatic-styles>
  <office:body>
    <office:text text:use-soft-page-breaks="true">
      <text:p text:style-name="P1"/>
      <text:p text:style-name="P3">Mezentius’ Freedom in<text:s/><text:span text:style-name="T4">The Aeneid</text:span></text:p>
      <text:p text:style-name="P5">Arden Rasmussen, E&amp;D</text:p>
      <text:p text:style-name="P6">10/14/2016</text:p>
      <text:p text:style-name="P7"><text:tab/>In<text:s/><text:span text:style-name="T8">The Aeneid</text:span><text:s/>the character Mezentius is a minor one, despite his importance and<text:s/>his unconventional<text:s/>relationship with the gods. Mezentius is the only mortal character in the epic, who is characterized hating the gods. Because of this he can be viewed as the character<text:s/>who possesses the most liberty to act according to his own decisions, and plans. It can be proven through the language, and the actions that Mezentius takes part in that he has much more liberty, than other mortals, to defy the<text:s/>gods’<text:s/>wills.</text:p>
      <text:p text:style-name="P9"><text:tab/>Firstly,<text:s/>there are a few clear points where it is stated that Mezentius does not care for the gods. Instead he is described as “brutal Mezentius, scorner of gods”<text:span text:style-name="FootnoteReference"><text:note text:note-class="footnote" text:id="_ftn0"><text:note-citation>1</text:note-citation><text:note-body><text:p text:style-name="Footnote">Virgil,<text:s/><text:span text:style-name="T10">The Aeneid</text:span>, trans. Robert Fagles (New York: Penguin, 2010), 7.755</text:p></text:note-body></text:note></text:span>. This is the first time that Mezentius is introduced to the reader, and from the first moments it is exceedingly clear that Mezentius and the gods do not get along. The fact that he is described as the “scorner of<text:s/>gods” (7.755) shows that he despises that gods, and that would clearly indicate that he would refuse to fallow their decisions, and their plans. <text:s/>The mere fact that Mezentius can scorn the gods shows that he has more liberty that others, because he does not need to bow down to the gods as<text:s/>everyone<text:s/>else does. Another moment where<text:s/>it is clear that Mezentius does not follow any gods is when he is preparing to throw his spear.</text:p>
      <text:p text:style-name="Standard"><text:tab/>“Let this right arm-my only god-and the spear I hurl</text:p>
      <text:p text:style-name="Standard"><text:tab/>be with me now! I dedicate you, Lausus, decked (10.914-15)</text:p>
      <text:p text:style-name="Standard"/>
      <text:p text:style-name="P11">Here unlike all other solders Mezentius is some sense prays to his right arm. Everyone else in the epic has prayed to one god or another before they enter battle, but Mezentius once again proves his liberty and freedom, by ignoring the gods and only praising his own strength. He even goes further with this, by declaring his arm his “only<text:s/>god” (10.914). By saying this he declares that there are no gods, and if<text:s/><text:soft-page-break/>he refuses to believe in the gods, then there is no way for the gods to control Mezentius. These are two of the most clearly shown moments where<text:s/>Mezentius is shown to have more liberty than other mortals through his refusal to believe in and obey the gods.</text:p>
      <text:p text:style-name="P12"><text:tab/>One point where it would appear that Mezentius does not possess this additional liberty, is<text:s/>when he<text:s/>goes back<text:s/>into<text:s/>the battle.</text:p>
      <text:p text:style-name="Standard"><text:tab/><text:s text:c="15"/><text:s text:c="52"/>But now</text:p>
      <text:p text:style-name="Standard"><text:tab/>Mezentius’ turn. That moment at Jove’s command</text:p>
      <text:p text:style-name="Standard"><text:tab/>he carries on the fight, attacks the victorious Trojans (10.815-17)</text:p>
      <text:p text:style-name="Standard"/>
      <text:p text:style-name="P13">At this moment it appears that Mezentius is commanded by Jupiter to go back into the battle. However, with some more in depth annalists it can be interpreted that this is not the case, but merely a coincidence. It is true that Jupiter told him to go back into battle, and it is true that he did go back into the battle, but the two may not be related. Because the character Mezentius is a warrior he cares for honor, as it can be seen when he asks for his son to be properly buried later. This importance of honor in his character would mean that he would most likely have gone back into battle purely for his own honor. The fact that Jupiter also willed him back into battle does not mean that it was not Mezentius’ own decision to do so also, this was one instance where the gods will<text:s/>lined up with that of<text:s/>Mezentius’. He did not go into battle for Jupiter, but he went into battle for himself, it just happened to be what Jupiter wanted as well.</text:p>
      <text:p text:style-name="P14"><text:tab/>The fact that Mezentius eventually dies does not indicate that he is controlled by the gods or fate. The fact that he dies can be proven as free will<text:s/>because earlier in the epic Nisus talks about the possibility of death with Euryalus.</text:p>
      <text:p text:style-name="Standard"><text:tab/>if anything sends me down to death, some god,</text:p>
      <text:p text:style-name="Standard"><text:tab/>some twist of Fate, you must live on, I say (9.250-251)</text:p>
      <text:p text:style-name="Standard"/>
      <text:p text:style-name="P15">Note that Nisus says only two ways that he could die, either by<text:s/>a god’s<text:s/>will, or by “some twist of<text:s/>Fate” (9.251) which can better be interpreted from the Latin as some sort of accident or mishap. If it is<text:s/><text:soft-page-break/>possible for Nisus to die from some event that is not the gods will, that would imply that Mezentius would also be able to die from a similar accident or “twist of<text:s/>fate” (9.251). This shows that in<text:s/>spite of<text:s/>Mezentius falling in battle, he is not necessarily doing so due to<text:s/>a god’s<text:s/>will.</text:p>
      <text:p text:style-name="P16"><text:tab/>It can be inferred, from several interactions that the reader has with Mezentius, that<text:s/>Mezentius has much more liberty than any other mortal in this epic, to act on his own free will, and follow his own plans, and his own impulses. From the moments that he clearly declares his independence from the gods, he shows that he only believes in his own strength, and that no one can control him. Then in the moments where it would appear that the gods do have some influence in his life, it can be proven that through his<text:s/>warrior’s<text:s/>honor and fate, that it is in fact still free from any<text:s/>god’s<text:s/>influence. The fact that he can act with such independence from the gods shows that he is more at liberty than any of the other characters in the epic. It also brings forth interesting ideas, because he is not controlled by the gods, then what power do the gods truly<text:s/>have, except for the power that any one man gives them. In a time where the gods were thought to be all powerful, to have a mortal man who ignored them, and considered himself the most important being is blasphemous. The character could be used to hint at<text:s/>the fact that the gods are only what the people make of them, as he remains a fear sum warrior in spite of the fact that he scorns the gods, and defies their wish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402in"/>
      </style:header-style>
      <style:footer-style>
        <style:header-footer-properties style:dynamic-spacing="true" fo:min-height="0.287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Rasmussen -<text:s/><text:page-number text:fixed="false">2</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rofile</dc:creator>
    <meta:creation-date>2016-10-13T19:52:00Z</meta:creation-date>
    <dc:date>2016-10-14T19:12:00Z</dc:date>
    <meta:template xlink:href="Normal" xlink:type="simple"/>
    <meta:editing-cycles>11</meta:editing-cycles>
    <meta:editing-duration>PT3300S</meta:editing-duration>
    <meta:document-statistic meta:page-count="3" meta:paragraph-count="11" meta:word-count="828" meta:character-count="5541" meta:row-count="39" meta:non-whitespace-character-count="4724"/>
  </office:meta>
</office:document-meta>
</file>